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per 58%"/>
    </style:style>
    <style:style style:name="T6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 prayer for a funeral/</text:p>
      <text:p text:style-name="P3">Have pity on us, have pity O Lord God! for, we are/ very nigh overwhelmed <text:span text:style-name="T2">by</text:span><text:span text:style-name="T4"> in a sea of trouble. <text:s/>Are/ </text:span><text:span text:style-name="T2">our</text:span><text:span text:style-name="T4"> the sins we committed so grievous, that they have raised a veil between/ ourselves and Thy Divine protection? <text:s/>Hast Thou/ cast us away as undeserving of Thy mercy, and delivered/ frail creatures unto the power of destruction?...../ A scene unspeakably sad is that which we behold, O God!/ <text:s/>This family but a few months ago felt content in their/ moderate condition of life; happy in the enjoyment of/ health. <text:s/>The parents before whose mental vision opened/ a prospect of well bred and prosperous children, received/ strength in prosecuting their duties. <text:s/>The husband labored/ </text:span><text:span text:style-name="T2">with some profit</text:span><text:span text:style-name="T4"> indefatagably[sic!] for his fondly loved household. <text:s/>The/ wife administered to the wants of all with unsurpassed/ discretion and economy. <text:s/>The offspring reared under/ the </text:span><text:span text:style-name="T2">vigilant</text:span><text:span text:style-name="T4"> immediate care of their natural guardians, grew/ vigorous and morally good. <text:s/>Oh sorrowful change!/ <text:s/>So quickly</text:span><text:span text:style-name="T5">2</text:span><text:span text:style-name="T6">, so unexpectedly</text:span><text:span text:style-name="T5">1</text:span><text:span text:style-name="T6"> wrought! <text:s/>Did the/ sainted mother crave for her babe, that it so soon/ followed her to the grave? <text:s/>Are the vicissitudes,/</text:span></text:p>
      <text:p text:style-name="P3"><text:span text:style-name="T6"/></text:p>
      <text:p text:style-name="P3"><text:span text:style-name="T6">[Page 2]</text:span></text:p>
      <text:p text:style-name="P3"><text:span text:style-name="T6">which befell the hapless father, ordained by/ Thy wisdom O Lord! to essay his faith? <text:s/>Remember,/ I pray thee, Remember Thy compassion, and Thy/ loving-kindness which is everlasting. <text:s/>In wrath,/ be mindful of our weakness. <text:s/>Let us not be utterly/ consumed in the crucible of trials. <text:s/>Purify us sevenfold,/ that we may become deserving of a higher state, but Oh!/ let not the way to that final destination, be beset with/ thorns tearing our hearts, and maddening the mind/ with distress. <text:s/>Comfort </text:span><text:soft-page-break/><text:span text:style-name="T6">us according to the days/ of our affliction; even, this year in which we have/ seen much evil. <text:s/>Restore to serenity the homes/ overcast with gloom; and as in time of old, Thou didst/ say unto the destroyer "it is enough: stay thy hand."/ <text:s/>So likewise bid him now, sheathe his bereaving sword,/ that, no longer ha</text:span><text:span text:style-name="T3">r</text:span><text:span text:style-name="T6">rassed by misfortune, we may follow/ the path of our obligations and </text:span><text:span text:style-name="T3">name</text:span><text:span text:style-name="T6"> gain a good/ name here below, and a </text:span><text:span text:style-name="T3">throne</text:span><text:span text:style-name="T6"> seat of glory above./</text:span></text:p>
      <text:p text:style-name="P3"><text:span text:style-name="T6">Grant it O Lord for the sake of the pious ones who/ </text:span><text:span text:style-name="T3">lie</text:span><text:span text:style-name="T6"> rest in </text:span><text:span text:style-name="T3">their graves</text:span><text:span text:style-name="T6"> the bosom of eternity, grant it for the sake of the innocent/ beings they have entrusted to guardianship; grant it for the/ sake of Thy infinite goodness and compassion. <text:s/>Blessed be Thou O Father! when Thou woundest, blessed be those when Thou healest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1:37:55.59</meta:creation-date>
    <meta:document-statistic meta:table-count="0" meta:image-count="0" meta:object-count="0" meta:page-count="3" meta:paragraph-count="66" meta:word-count="575" meta:character-count="3706"/>
    <dc:date>2012-11-08T11:54:34.47</dc:date>
    <meta:editing-duration>PT1M28S</meta:editing-duration>
    <meta:editing-cycles>1</meta:editing-cycles>
    <meta:generator>OpenOffice.org/3.4.1$Win32 OpenOffice.org_project/341m1$Build-9593</meta:generator>
  </office:meta>
</office:document-meta>
</file>